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4120d" officeooo:paragraph-rsid="0004120d" style:font-size-asian="19.25pt" style:font-size-complex="22pt"/>
    </style:style>
    <style:style style:name="P2" style:family="paragraph" style:parent-style-name="Standard">
      <style:paragraph-properties fo:text-align="start" style:justify-single-word="false"/>
      <style:text-properties fo:font-size="22pt" officeooo:rsid="0004120d" officeooo:paragraph-rsid="0005b051" style:font-size-asian="19.25pt" style:font-size-complex="22pt"/>
    </style:style>
    <style:style style:name="P3" style:family="paragraph" style:parent-style-name="Standard">
      <style:paragraph-properties fo:text-align="end" style:justify-single-word="false"/>
      <style:text-properties fo:font-size="22pt" fo:font-weight="bold" officeooo:rsid="0004120d" officeooo:paragraph-rsid="0004120d" style:font-size-asian="19.25pt" style:font-weight-asian="bold" style:font-size-complex="22pt" style:font-weight-complex="bold"/>
    </style:style>
    <style:style style:name="P4" style:family="paragraph" style:parent-style-name="Standard">
      <style:paragraph-properties fo:text-align="start" style:justify-single-word="false"/>
      <style:text-properties fo:font-size="14pt" fo:font-weight="normal" officeooo:rsid="0005b051" officeooo:paragraph-rsid="0005b05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italic" fo:font-weight="bold" officeooo:rsid="001a1700" officeooo:paragraph-rsid="001a1700" style:font-size-asian="12.25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4pt" fo:font-style="italic" fo:font-weight="bold" officeooo:rsid="001bd1a1" officeooo:paragraph-rsid="001f7a13" style:font-size-asian="12.25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bold" officeooo:rsid="002258be" officeooo:paragraph-rsid="002258be" style:font-size-asian="12.25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font-size="14pt" fo:font-style="normal" fo:font-weight="normal" officeooo:rsid="00243dee" officeooo:paragraph-rsid="00243dee"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6pt" fo:font-style="normal" fo:font-weight="bold" officeooo:rsid="002417ea" officeooo:paragraph-rsid="002417ea" style:font-size-asian="14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8pt" officeooo:rsid="0004120d" officeooo:paragraph-rsid="0004120d" style:font-size-asian="15.75pt" style:font-size-complex="18pt"/>
    </style:style>
    <style:style style:name="P11" style:family="paragraph" style:parent-style-name="Standard">
      <style:paragraph-properties fo:text-align="end" style:justify-single-word="false"/>
      <style:text-properties fo:font-size="18pt" officeooo:rsid="0004120d" officeooo:paragraph-rsid="0004120d" style:font-size-asian="15.75pt" style:font-size-complex="18pt"/>
    </style:style>
    <style:style style:name="P12" style:family="paragraph" style:parent-style-name="Standard">
      <style:paragraph-properties fo:text-align="end" style:justify-single-word="false"/>
      <style:text-properties fo:font-size="14pt" officeooo:rsid="0004120d" officeooo:paragraph-rsid="0004120d" style:font-size-asian="12.25pt" style:font-size-complex="14pt"/>
    </style:style>
    <style:style style:name="P13" style:family="paragraph" style:parent-style-name="Standard" style:list-style-name="L1">
      <style:paragraph-properties fo:text-align="start" style:justify-single-word="false"/>
      <style:text-properties fo:font-size="14pt" fo:font-weight="normal" officeooo:rsid="0006d79a" officeooo:paragraph-rsid="0006d79a" style:font-size-asian="12.25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fo:font-size="14pt" fo:font-style="italic" fo:font-weight="bold" officeooo:rsid="00082c83" officeooo:paragraph-rsid="00082c83" style:font-size-asian="12.25pt" style:font-style-asian="italic" style:font-weight-asian="bold" style:font-size-complex="14pt" style:font-style-complex="italic" style:font-weight-complex="bold"/>
    </style:style>
    <style:style style:name="P15" style:family="paragraph" style:parent-style-name="Standard" style:list-style-name="L1">
      <style:paragraph-properties fo:text-align="start" style:justify-single-word="false"/>
      <style:text-properties fo:font-size="14pt" fo:font-style="italic" fo:font-weight="bold" officeooo:rsid="000a27ba" officeooo:paragraph-rsid="000a27ba" style:font-size-asian="12.25pt" style:font-style-asian="italic" style:font-weight-asian="bold" style:font-size-complex="14pt" style:font-style-complex="italic" style:font-weight-complex="bold"/>
    </style:style>
    <style:style style:name="P16" style:family="paragraph" style:parent-style-name="Standard" style:list-style-name="L1">
      <style:paragraph-properties fo:text-align="start" style:justify-single-word="false"/>
      <style:text-properties fo:font-size="14pt" fo:font-style="italic" fo:font-weight="bold" officeooo:rsid="000d020a" officeooo:paragraph-rsid="0017ba84" style:font-size-asian="12.25pt" style:font-style-asian="italic" style:font-weight-asian="bold" style:font-size-complex="14pt" style:font-style-complex="italic" style:font-weight-complex="bold"/>
    </style:style>
    <style:style style:name="P17" style:family="paragraph" style:parent-style-name="Standard" style:list-style-name="L1">
      <style:paragraph-properties fo:text-align="start" style:justify-single-word="false"/>
      <style:text-properties fo:font-size="14pt" fo:font-style="italic" fo:font-weight="bold" officeooo:rsid="001a1700" officeooo:paragraph-rsid="001a1700" style:font-size-asian="12.25pt" style:font-style-asian="italic" style:font-weight-asian="bold" style:font-size-complex="14pt" style:font-style-complex="italic" style:font-weight-complex="bold"/>
    </style:style>
    <style:style style:name="P18" style:family="paragraph" style:parent-style-name="Standard" style:list-style-name="L2">
      <style:paragraph-properties fo:text-align="start" style:justify-single-word="false"/>
      <style:text-properties fo:font-size="14pt" fo:font-style="italic" fo:font-weight="bold" officeooo:rsid="002016ed" officeooo:paragraph-rsid="002016ed" style:font-size-asian="12.25pt" style:font-style-asian="italic" style:font-weight-asian="bold" style:font-size-complex="14pt" style:font-style-complex="italic" style:font-weight-complex="bold"/>
    </style:style>
    <style:style style:name="P19" style:family="paragraph" style:parent-style-name="Standard" style:list-style-name="L2">
      <style:paragraph-properties fo:text-align="start" style:justify-single-word="false"/>
      <style:text-properties fo:font-size="14pt" fo:font-style="italic" fo:font-weight="bold" officeooo:rsid="00223688" officeooo:paragraph-rsid="00223688" style:font-size-asian="12.25pt" style:font-style-asian="italic" style:font-weight-asian="bold" style:font-size-complex="14pt" style:font-style-complex="italic" style:font-weight-complex="bold"/>
    </style:style>
    <style:style style:name="P20" style:family="paragraph" style:parent-style-name="Standard" style:list-style-name="L2">
      <style:paragraph-properties fo:text-align="start" style:justify-single-word="false"/>
      <style:text-properties fo:font-size="14pt" fo:font-style="italic" fo:font-weight="bold" officeooo:rsid="002258be" officeooo:paragraph-rsid="002258be" style:font-size-asian="12.25pt" style:font-style-asian="italic" style:font-weight-asian="bold" style:font-size-complex="14pt" style:font-style-complex="italic" style:font-weight-complex="bold"/>
    </style:style>
    <style:style style:name="P21" style:family="paragraph" style:parent-style-name="Standard" style:list-style-name="L2">
      <style:paragraph-properties fo:text-align="start" style:justify-single-word="false"/>
      <style:text-properties fo:font-size="14pt" fo:font-style="italic" fo:font-weight="bold" officeooo:rsid="0026df23" officeooo:paragraph-rsid="0026df23" style:font-size-asian="12.25pt" style:font-style-asian="italic" style:font-weight-asian="bold" style:font-size-complex="14pt" style:font-style-complex="italic" style:font-weight-complex="bold"/>
    </style:style>
    <style:style style:name="P22" style:family="paragraph" style:parent-style-name="Standard" style:list-style-name="L2">
      <style:paragraph-properties fo:text-align="start" style:justify-single-word="false"/>
      <style:text-properties fo:font-size="14pt" fo:font-style="italic" fo:font-weight="bold" officeooo:rsid="00283c1b" officeooo:paragraph-rsid="00283c1b" style:font-size-asian="12.25pt" style:font-style-asian="italic" style:font-weight-asian="bold" style:font-size-complex="14pt" style:font-style-complex="italic" style:font-weight-complex="bold"/>
    </style:style>
    <style:style style:name="P23" style:family="paragraph" style:parent-style-name="Standard" style:list-style-name="L2">
      <style:paragraph-properties fo:text-align="start" style:justify-single-word="false"/>
      <style:text-properties fo:font-size="14pt" fo:font-style="normal" fo:font-weight="normal" officeooo:rsid="00223688" officeooo:paragraph-rsid="00223688" style:font-size-asian="12.25pt" style:font-style-asian="normal" style:font-weight-asian="normal" style:font-size-complex="14pt" style:font-style-complex="normal" style:font-weight-complex="normal"/>
    </style:style>
    <style:style style:name="P24" style:family="paragraph" style:parent-style-name="Standard" style:list-style-name="L3">
      <style:paragraph-properties fo:text-align="start" style:justify-single-word="false"/>
      <style:text-properties fo:font-size="14pt" fo:font-style="normal" fo:font-weight="normal" officeooo:rsid="00243dee" officeooo:paragraph-rsid="00243dee" style:font-size-asian="12.25pt" style:font-style-asian="normal" style:font-weight-asian="normal" style:font-size-complex="14pt" style:font-style-complex="normal" style:font-weight-complex="normal"/>
    </style:style>
    <style:style style:name="P25" style:family="paragraph" style:parent-style-name="Standard" style:list-style-name="L3">
      <style:paragraph-properties fo:text-align="start" style:justify-single-word="false"/>
      <style:text-properties fo:font-size="14pt" fo:font-style="normal" fo:font-weight="normal" officeooo:rsid="00295758" officeooo:paragraph-rsid="00295758"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6pt" fo:font-weight="bold" officeooo:rsid="0004120d" officeooo:paragraph-rsid="0005b051" style:font-size-asian="14pt" style:font-weight-asian="bold" style:font-size-complex="16pt" style:font-weight-complex="bold"/>
    </style:style>
    <style:style style:name="T1" style:family="text">
      <style:text-properties fo:font-size="16pt" fo:font-weight="bold" style:font-size-asian="14pt" style:font-weight-asian="bold" style:font-size-complex="16pt" style:font-weight-complex="bold"/>
    </style:style>
    <style:style style:name="T2" style:family="text">
      <style:text-properties fo:font-size="16pt" fo:font-weight="bold" officeooo:rsid="00082c83" style:font-size-asian="14pt" style:font-weight-asian="bold" style:font-size-complex="16pt"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a27ba" style:font-style-asian="normal" style:font-weight-asian="normal" style:font-style-complex="normal" style:font-weight-complex="normal"/>
    </style:style>
    <style:style style:name="T6" style:family="text">
      <style:text-properties fo:font-style="normal" fo:font-weight="normal" officeooo:rsid="000b4bf2" style:font-style-asian="normal" style:font-weight-asian="normal" style:font-style-complex="normal" style:font-weight-complex="normal"/>
    </style:style>
    <style:style style:name="T7" style:family="text">
      <style:text-properties fo:font-style="normal" fo:font-weight="normal" officeooo:rsid="000d020a" style:font-style-asian="normal" style:font-weight-asian="normal" style:font-style-complex="normal" style:font-weight-complex="normal"/>
    </style:style>
    <style:style style:name="T8" style:family="text">
      <style:text-properties fo:font-style="normal" fo:font-weight="normal" officeooo:rsid="000dc344" style:font-style-asian="normal" style:font-weight-asian="normal" style:font-style-complex="normal" style:font-weight-complex="normal"/>
    </style:style>
    <style:style style:name="T9" style:family="text">
      <style:text-properties fo:font-style="normal" fo:font-weight="normal" officeooo:rsid="000e9364" style:font-style-asian="normal" style:font-weight-asian="normal" style:font-style-complex="normal" style:font-weight-complex="normal"/>
    </style:style>
    <style:style style:name="T10" style:family="text">
      <style:text-properties fo:font-style="normal" fo:font-weight="normal" officeooo:rsid="000f768b" style:font-style-asian="normal" style:font-weight-asian="normal" style:font-style-complex="normal" style:font-weight-complex="normal"/>
    </style:style>
    <style:style style:name="T11" style:family="text">
      <style:text-properties fo:font-style="normal" fo:font-weight="normal" officeooo:rsid="00113b05" style:font-style-asian="normal" style:font-weight-asian="normal" style:font-style-complex="normal" style:font-weight-complex="normal"/>
    </style:style>
    <style:style style:name="T12" style:family="text">
      <style:text-properties fo:font-style="normal" fo:font-weight="normal" officeooo:rsid="00118534" style:font-style-asian="normal" style:font-weight-asian="normal" style:font-style-complex="normal" style:font-weight-complex="normal"/>
    </style:style>
    <style:style style:name="T13" style:family="text">
      <style:text-properties fo:font-style="normal" fo:font-weight="normal" officeooo:rsid="001236f2" style:font-style-asian="normal" style:font-weight-asian="normal" style:font-style-complex="normal" style:font-weight-complex="normal"/>
    </style:style>
    <style:style style:name="T14" style:family="text">
      <style:text-properties fo:font-style="normal" fo:font-weight="normal" officeooo:rsid="0013147a" style:font-style-asian="normal" style:font-weight-asian="normal" style:font-style-complex="normal" style:font-weight-complex="normal"/>
    </style:style>
    <style:style style:name="T15" style:family="text">
      <style:text-properties fo:font-style="normal" fo:font-weight="normal" officeooo:rsid="0014d126" style:font-style-asian="normal" style:font-weight-asian="normal" style:font-style-complex="normal" style:font-weight-complex="normal"/>
    </style:style>
    <style:style style:name="T16" style:family="text">
      <style:text-properties fo:font-style="normal" fo:font-weight="normal" officeooo:rsid="00160ba7" style:font-style-asian="normal" style:font-weight-asian="normal" style:font-style-complex="normal" style:font-weight-complex="normal"/>
    </style:style>
    <style:style style:name="T17" style:family="text">
      <style:text-properties fo:font-style="normal" fo:font-weight="normal" officeooo:rsid="0017ba84" style:font-style-asian="normal" style:font-weight-asian="normal" style:font-style-complex="normal" style:font-weight-complex="normal"/>
    </style:style>
    <style:style style:name="T18" style:family="text">
      <style:text-properties fo:font-style="normal" fo:font-weight="normal" officeooo:rsid="00185885" style:font-style-asian="normal" style:font-weight-asian="normal" style:font-style-complex="normal" style:font-weight-complex="normal"/>
    </style:style>
    <style:style style:name="T19" style:family="text">
      <style:text-properties fo:font-style="normal" fo:font-weight="normal" officeooo:rsid="001a8677" style:font-style-asian="normal" style:font-weight-asian="normal" style:font-style-complex="normal" style:font-weight-complex="normal"/>
    </style:style>
    <style:style style:name="T20" style:family="text">
      <style:text-properties fo:font-style="normal" fo:font-weight="normal" officeooo:rsid="001bb5ce" style:font-style-asian="normal" style:font-weight-asian="normal" style:font-style-complex="normal" style:font-weight-complex="normal"/>
    </style:style>
    <style:style style:name="T21" style:family="text">
      <style:text-properties fo:font-style="normal" fo:font-weight="normal" officeooo:rsid="001f334b" style:font-style-asian="normal" style:font-weight-asian="normal" style:font-style-complex="normal" style:font-weight-complex="normal"/>
    </style:style>
    <style:style style:name="T22" style:family="text">
      <style:text-properties fo:font-style="normal" fo:font-weight="normal" officeooo:rsid="00211510" style:font-style-asian="normal" style:font-weight-asian="normal" style:font-style-complex="normal" style:font-weight-complex="normal"/>
    </style:style>
    <style:style style:name="T23" style:family="text">
      <style:text-properties fo:font-style="normal" fo:font-weight="normal" officeooo:rsid="00223688" style:font-style-asian="normal" style:font-weight-asian="normal" style:font-style-complex="normal" style:font-weight-complex="normal"/>
    </style:style>
    <style:style style:name="T24" style:family="text">
      <style:text-properties fo:font-style="normal" fo:font-weight="normal" officeooo:rsid="0026db5c" style:font-style-asian="normal" style:font-weight-asian="normal" style:font-style-complex="normal" style:font-weight-complex="normal"/>
    </style:style>
    <style:style style:name="T25" style:family="text">
      <style:text-properties officeooo:rsid="000d020a"/>
    </style:style>
    <style:style style:name="T26" style:family="text">
      <style:text-properties officeooo:rsid="00160ba7"/>
    </style:style>
    <style:style style:name="T27" style:family="text">
      <style:text-properties officeooo:rsid="001f33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ficial Intelligence Project Report</text:p>
      <text:p text:style-name="P10">Project 1 :: Planet Wars</text:p>
      <text:p text:style-name="P1"/>
      <text:p text:style-name="P11">By Team Paprika:</text:p>
      <text:p text:style-name="P12">Harsh Parmar (130050017)</text:p>
      <text:p text:style-name="P12">Shouvanik Chakrabarti(130050072)</text:p>
      <text:p text:style-name="P12">Krishna Harsha(130050076)</text:p>
      <text:p text:style-name="P3"/>
      <text:p text:style-name="P2"><text:span text:style-name="T2">Considerations and Motivations for</text:span><text:span text:style-name="T1"> Algorithm:</text:span></text:p>
      <text:p text:style-name="P26"/>
      <text:p text:style-name="P4">The <text:span text:style-name="T25">init</text:span>tial considerations for our algorithm are as follows:</text:p>
      <text:list xml:id="list5197415598976375519" text:style-name="L1">
        <text:list-item>
          <text:p text:style-name="P13"><text:span text:style-name="T3">Naive Notion of Value in a State:</text:span> Victory in Planet Wars can be obtained through two means. Either, all the alotted turns for the game will complete, and our bot is left with the most ships on planets, or the opponent runs out of ships entirely at some point of the game. Thus the main measure of value of a certain game state in Planet Wars is the difference in the number of ships owned by ourselves and our opponent. This forms the first naive basis by which we compare different moves to determine which would be the most advantageous.</text:p>
        </text:list-item>
        <text:list-item>
          <text:p text:style-name="P14">Description of State: <text:span text:style-name="T5">We have written a new class wrapper for the Planets which maintains an updated notion of the state of each planet in the game. We add functions to this wrapper to maintain a timeline for the planet which gives its projected state consisting of the projected number of planets as well as the projected state. We also added a function that would allow us to simulate its timeline when we sent .</text:span></text:p>
        </text:list-item>
        <text:list-item>
          <text:p text:style-name="P15">Collective Action: <text:span text:style-name="T6">Once we decide to conquer a certain planet, we must come up with a method of doing this efficiently using our current distribution of planets. The ideas of efficiency include conquering the required planet as fast as possible while exposing our own planets to the minimum possible risk. We come up with a numerical notion of the 'gain' from attacking a certain planet using a certain strategy. We then use coordinate descent to reach an optimal distribution of the ships being sent amongst the planets we possess, </text:span><text:span text:style-name="T7">by maximizing this numerical gain.</text:span></text:p>
        </text:list-item>
        <text:list-item>
          <text:p text:style-name="P16">Numerical Gain:<text:span text:style-name="T4"> </text:span><text:span text:style-name="T8">The numerical gain is computed by trying to estimate the difference in the number of planets with our oppeonet after a certain number of turns that we choose to look forward for, </text:span><text:span text:style-name="T9">given the fleets currently in play. This should ideally be done by simulating the state of every involved planet with and without the moves we are making. While we did write functions that could do this this resulted in far too many calculations to carry out in the allowed computaion time for each turn and led to our bot arbitrarily timing out when the computational load became too large. We thus had to come up with heuristics that would allow us </text:span><text:span text:style-name="T10">to estimate the numeric gain to a reasonable degree of accuracy. </text:span><text:span text:style-name="T11">Specifically the heuristics were meant to estimate whether </text:span><text:soft-page-break/><text:span text:style-name="T11">we could conquer and retain a planet and the gain we would eventually make form in given the fleets in play. </text:span><text:span text:style-name="T12">When we conquer a planet that belongs to the enemy we have both pros and cons. The pros are that we gain a planet with a certain growth rate, and our opponent loses that planet, thus after a certain horizon, </text:span><text:span text:style-name="T13">the gap in the number of </text:span><text:span text:style-name="T16">ship</text:span><text:span text:style-name="T14">s between us and our opponent will increase </text:span><text:span text:style-name="T15">by twice the growth rate times the number of turns we have possessed it by then</text:span><text:span text:style-name="T14">. </text:span><text:span text:style-name="T16">The ships lost to conquer the planet dont matter as our opponent loses the same number. The cons are that we are exposing our planets to risk and if we estimate that our planet will get conquered, we incur a loss of twice the growth rate of that planet times the turns the enemy has it by the horizon. When we conquer a neutral planet we lose a certain number of ships to conquer it is a loss. We make a gain of the growth rate of the planet times the number of turns for which we have it. </text:span><text:span text:style-name="T17">The loss due to the exposure of our own planets to risk remains the same <text:s/>as in the case of conquerin enemy planets. <text:s text:c="92"/>The heuristic we use to simulate the state of the conquered planet with respect to the fleets currently in play, assumes that all the fleets that appear after the planet is first conquered, reach the planet a constant T turns after, </text:span><text:span text:style-name="T18">and thus completes a simple approximate simulation.</text:span><text:span text:style-name="T17"> </text:span><text:span text:style-name="T18">Note that until the planet is conquered our simulation is exact for our purposes. After experimentation and comparisons, we chose 3 as the value to use for T.</text:span><text:span text:style-name="T17"> </text:span><text:span text:style-name="T16"><text:s/></text:span></text:p>
        </text:list-item>
        <text:list-item>
          <text:p text:style-name="P17"><text:span text:style-name="T26">C</text:span>hoosing moves to make: <text:span text:style-name="T4">We initially compute the best strategy to conquer every planet, and then choose to conquer the planets for which the strategy yields the highest gain. We also choose the second best strategy if the planets involved in it are mutually exclusive with the ones for the first strategy. </text:span><text:span text:style-name="T19">We do this so that our strategy does not become fixated on one planet. We do only two distinct strategies per turn so that our ships do not get too diffused in one turn, executing mediocre strategies as in our experience there are few really viable strategies available each turn. If other strategies are very </text:span><text:span text:style-name="T20">l</text:span><text:span text:style-name="T19">ucrative they can always be executed the next turn.</text:span></text:p>
        </text:list-item>
      </text:list>
      <text:p text:style-name="P5"/>
      <text:p text:style-name="P6"><text:span text:style-name="T19">A</text:span><text:span text:style-name="T4">fter the initial considerations, we used our bot for a while and based on our observations we came up with various heuristics to enable our bot to respond to certain situations. </text:span><text:span text:style-name="T21">The main motivation was that so far our bot was behaving completely on the assumption that the fleets currently in play would be the only ones that would be relevant until the time. Some heuristics arising out of the distribution of <text:s/>planets and ships currently on the map could help us to make some degree of prediction regarding the consequences of moves based on the enemies subsequent actions.</text:span></text:p>
      <text:list xml:id="list3137309913133852504" text:style-name="L2">
        <text:list-item>
          <text:p text:style-name="P18"><text:span text:style-name="T27">A</text:span>ddition loss incurred in sending ships out of a planet: <text:span text:style-name="T22">Here we consider two further cons of sending ships out of a planet, that are not included in the calculation of </text:span><text:span text:style-name="T23">numerical gain. </text:span></text:p>
          <text:p text:style-name="P19"><text:span text:style-name="T4">The first of these is that if the planet from which we send the ships out has enemy ships close by, these enemy ships might be in a position to conquer our planet faster than they would be otherwise. In our experience, enemies usually tend to attack an opposing planet with fewer ships that is relatively close to it. </text:span><text:soft-page-break/><text:span text:style-name="T4">We look forward to the same horizon used for numerical gain and estimate the loss we might incur due to such an eventuality.</text:span></text:p>
          <text:p text:style-name="P23">The second of these is the loss of a potential oppurtunity to conquer a nearby planet by sending ships away from a host. This is estimated by considered the three closest planets and computing the maximum value obtainable from conquering one of them in the future at the horizon. The difference in this value with the ships sent and without is the loss of potential. This prevents us from making a move for mediocre gain now when we could have made a very profitable move otherwise just a few turns down the line.</text:p>
        </text:list-item>
        <text:list-item>
          <text:p text:style-name="P20">Additional notion of lucrativeness of a planet based on geographical proximity <text:s/>to other planets: <text:span text:style-name="T24">We noticed that our bot was playing badly in planets were there were valuable clusters in parts of the field. This was because certain planets provide strategic advantages after being conquered in terms of the potential to attack other planets, and how defensible the position is. Through some experimentation we came up with a heuristic that expresses the geographical value of the planet in terms of its proximity to friend and enemy planets.</text:span></text:p>
        </text:list-item>
        <text:list-item>
          <text:p text:style-name="P21">Notion of defensibility of a position:<text:span text:style-name="T4">We felt that it was too naive of us to consider a positions value assuming that after we conquer it, we would possess it until the horizon. In real play, the enemy is very likely to send out ships to retake positions. Depending on the projected number of ships present on the friend and enemy planets that are close to the target, and their relative proximity, we estimate the number of turns for which we can hold a planet and use this to refine the value added in conquering a planet. In particular, positions that are defensible in the long term are now more preferred.</text:span></text:p>
        </text:list-item>
        <text:list-item>
          <text:p text:style-name="P22">Chaining in the attack strategy:<text:span text:style-name="T4">When a planet does not make any moves in a particular turn and is also not close to any enemy planet, we come to the conclusion that the ships on the planet may not be readily available for offense. In that case after we make our normal plays, we select the ships on that planet that it can spare without getting conquered down the line, and send it to the nearest friendly planet that has a lower minimum distance from the enemy planets.</text:span></text:p>
        </text:list-item>
      </text:list>
      <text:p text:style-name="P7"/>
      <text:p text:style-name="P7"/>
      <text:p text:style-name="P7"/>
      <text:p text:style-name="P9">Final Algorithm:</text:p>
      <text:list xml:id="list4143298863804891544" text:style-name="L3">
        <text:list-item>
          <text:p text:style-name="P24">At the start of every turn create wrapper objects for every planet.</text:p>
        </text:list-item>
        <text:list-item>
          <text:p text:style-name="P24">Then update the state for every object based on current fleets in play, so that the timelines for all of the planets are available.</text:p>
        </text:list-item>
        <text:list-item>
          <text:p text:style-name="P24">Compute the best strategy to conquer any planet. Also list the numerical gains for such a strategy.</text:p>
        </text:list-item>
        <text:list-item>
          <text:p text:style-name="P24">Consider only strategies for which the numerical gain minus the heuristic risk of our planets getting conquered (due to ships being sent away from dangerous spots).</text:p>
        </text:list-item>
        <text:list-item>
          <text:p text:style-name="P24"><text:soft-page-break/>Sort the strategies based on a linear combination of the numerical gain, the heuristic risk and potential loss, and the geographically based additional value of the planet we are going to conquer.</text:p>
        </text:list-item>
        <text:list-item>
          <text:p text:style-name="P24">Issue orders corresponding to the best strategy in this sorted list. If the second best strategy is mutually exclusive in terms of the planets involved, also issue orders for that one.</text:p>
        </text:list-item>
        <text:list-item>
          <text:p text:style-name="P25">Issue orders so that planets that are relatively isolated and from which no moves have recently been made, can send their ships to more active planets with greater oppurtunities for offense.</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0:44:48.472394431</meta:creation-date>
    <dc:date>2015-10-13T19:41:05.757217909</dc:date>
    <meta:editing-duration>PT2H23M18S</meta:editing-duration>
    <meta:editing-cycles>38</meta:editing-cycles>
    <meta:generator>LibreOffice/4.2.8.2$Linux_X86_64 LibreOffice_project/420m0$Build-2</meta:generator>
    <meta:document-statistic meta:table-count="0" meta:image-count="0" meta:object-count="0" meta:page-count="4" meta:paragraph-count="28" meta:word-count="1625" meta:character-count="9241" meta:non-whitespace-character-count="7564"/>
  </office:meta>
</office:document-meta>
</file>